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725cm" fo:break-before="auto" style:use-optimal-row-height="true"/>
    </style:style>
    <style:style style:name="ro10" style:family="table-row">
      <style:table-row-properties style:row-height="0.614cm" fo:break-before="auto" style:use-optimal-row-height="true"/>
    </style:style>
    <style:style style:name="ro11" style:family="table-row">
      <style:table-row-properties style:row-height="0.584cm" fo:break-before="auto" style:use-optimal-row-height="true"/>
    </style:style>
    <style:style style:name="ro12" style:family="table-row">
      <style:table-row-properties style:row-height="1.552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0-30T11:36:18.67">
            <text:p>2019/10/30 11:36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5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5" table:formula="of:=CONCATENATE(&quot;sn(&quot;;MAX([.L2:.L17]);&quot;)&quot;)" office:value-type="string" office:string-value="sn(16)">
            <text:p>sn(16)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num</text:p>
          </table:table-cell>
          <table:table-cell table:style-name="ce32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">
            <text:p>1</text:p>
          </table:table-cell>
          <table:table-cell table:style-name="ce29" office:value-type="string">
            <text:p>arpeggio</text:p>
          </table:table-cell>
          <table:table-cell table:style-name="ce31" table:formula="of:=COUNTIF(range_genre;[.M2])" office:value-type="float" office:value="2">
            <text:p>2</text:p>
          </table:table-cell>
          <table:table-cell table:style-name="ce3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3">
            <text:p>13</text:p>
          </table:table-cell>
          <table:table-cell table:style-name="ce29" office:value-type="string">
            <text:p>backing</text:p>
          </table:table-cell>
          <table:table-cell table:style-name="ce31" table:formula="of:=COUNTIF(range_genre;[.M3])" office:value-type="float" office:value="1">
            <text:p>1</text:p>
          </table:table-cell>
          <table:table-cell table:style-name="ce3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6" office:value-type="float" office:value="2">
            <text:p>2</text:p>
          </table:table-cell>
          <table:table-cell table:style-name="ce30" office:value-type="string">
            <text:p>backing_staccato</text:p>
          </table:table-cell>
          <table:table-cell table:style-name="ce31" table:formula="of:=COUNTIF(range_genre;[.M4])" office:value-type="float" office:value="1">
            <text:p>1</text:p>
          </table:table-cell>
          <table:table-cell table:style-name="ce3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3">
            <text:p>3</text:p>
          </table:table-cell>
          <table:table-cell table:style-name="ce29" office:value-type="string">
            <text:p>c.p.</text:p>
          </table:table-cell>
          <table:table-cell table:style-name="ce31" table:formula="of:=COUNTIF(range_genre;[.M5])" office:value-type="float" office:value="13">
            <text:p>13</text:p>
          </table:table-cell>
          <table:table-cell table:style-name="ce3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4">
            <text:p>4</text:p>
          </table:table-cell>
          <table:table-cell table:style-name="ce29" office:value-type="string">
            <text:p>chord</text:p>
          </table:table-cell>
          <table:table-cell table:style-name="ce31" table:formula="of:=COUNTIF(range_genre;[.M6])" office:value-type="float" office:value="21">
            <text:p>21</text:p>
          </table:table-cell>
          <table:table-cell table:style-name="ce3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5">
            <text:p>5</text:p>
          </table:table-cell>
          <table:table-cell table:style-name="ce30" office:value-type="string">
            <text:p>finger positions</text:p>
          </table:table-cell>
          <table:table-cell table:style-name="ce31" table:formula="of:=COUNTIF(range_genre;[.M7])" office:value-type="float" office:value="1">
            <text:p>1</text:p>
          </table:table-cell>
          <table:table-cell table:style-name="ce3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6">
            <text:p>6</text:p>
          </table:table-cell>
          <table:table-cell table:style-name="ce29" office:value-type="string">
            <text:p>frase</text:p>
          </table:table-cell>
          <table:table-cell table:style-name="ce31" table:formula="of:=COUNTIF(range_genre;[.M8])" office:value-type="float" office:value="85">
            <text:p>85</text:p>
          </table:table-cell>
          <table:table-cell table:style-name="ce3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7">
            <text:p>7</text:p>
          </table:table-cell>
          <table:table-cell table:style-name="ce29" office:value-type="string">
            <text:p>harmonics</text:p>
          </table:table-cell>
          <table:table-cell table:style-name="ce31" table:formula="of:=COUNTIF(range_genre;[.M9])" office:value-type="float" office:value="1">
            <text:p>1</text:p>
          </table:table-cell>
          <table:table-cell table:style-name="ce3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8">
            <text:p>8</text:p>
          </table:table-cell>
          <table:table-cell table:style-name="ce29" office:value-type="string">
            <text:p>harmony</text:p>
          </table:table-cell>
          <table:table-cell table:style-name="ce31" table:formula="of:=COUNTIF(range_genre;[.M10])" office:value-type="float" office:value="3">
            <text:p>3</text:p>
          </table:table-cell>
          <table:table-cell table:style-name="ce3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9">
            <text:p>9</text:p>
          </table:table-cell>
          <table:table-cell table:style-name="ce29" office:value-type="string">
            <text:p>research</text:p>
          </table:table-cell>
          <table:table-cell table:style-name="ce31" table:formula="of:=COUNTIF(range_genre;[.M11])" office:value-type="float" office:value="32">
            <text:p>32</text:p>
          </table:table-cell>
          <table:table-cell table:style-name="ce3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0">
            <text:p>10</text:p>
          </table:table-cell>
          <table:table-cell table:style-name="ce29" office:value-type="string">
            <text:p>rhythm</text:p>
          </table:table-cell>
          <table:table-cell table:style-name="ce31" table:formula="of:=COUNTIF(range_genre;[.M12])" office:value-type="float" office:value="0">
            <text:p>0</text:p>
          </table:table-cell>
          <table:table-cell table:style-name="ce3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4">
            <text:p>14</text:p>
          </table:table-cell>
          <table:table-cell table:style-name="ce29" office:value-type="string">
            <text:p>song</text:p>
          </table:table-cell>
          <table:table-cell table:style-name="ce31" table:formula="of:=COUNTIF(range_genre;[.M13])" office:value-type="float" office:value="3">
            <text:p>3</text:p>
          </table:table-cell>
          <table:table-cell table:style-name="ce33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37:42.55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1">
            <text:p>11</text:p>
          </table:table-cell>
          <table:table-cell table:style-name="ce29" office:value-type="string">
            <text:p>struct</text:p>
          </table:table-cell>
          <table:table-cell table:style-name="ce31" table:formula="of:=COUNTIF(range_genre;[.M14])" office:value-type="float" office:value="1">
            <text:p>1</text:p>
          </table:table-cell>
          <table:table-cell table:style-name="ce33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2">
            <text:p>12</text:p>
          </table:table-cell>
          <table:table-cell table:style-name="ce29" office:value-type="string">
            <text:p>technique</text:p>
          </table:table-cell>
          <table:table-cell table:style-name="ce31" table:formula="of:=COUNTIF(range_genre;[.M15])" office:value-type="float" office:value="17">
            <text:p>17</text:p>
          </table:table-cell>
          <table:table-cell table:style-name="ce33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5">
            <text:p>15</text:p>
          </table:table-cell>
          <table:table-cell table:style-name="ce29" office:value-type="string">
            <text:p>memo</text:p>
          </table:table-cell>
          <table:table-cell table:style-name="ce31" table:formula="of:=COUNTIF(range_genre;[.M16])" office:value-type="float" office:value="1">
            <text:p>1</text:p>
          </table:table-cell>
          <table:table-cell table:style-name="ce33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6">
            <text:p>16</text:p>
          </table:table-cell>
          <table:table-cell table:style-name="ce29" office:value-type="string">
            <text:p>etude</text:p>
          </table:table-cell>
          <table:table-cell table:style-name="ce31" table:formula="of:=COUNTIF(range_genre;[.M17])" office:value-type="float" office:value="10">
            <text:p>10</text:p>
          </table:table-cell>
          <table:table-cell table:style-name="ce33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0-30T11:36:18.88">
            <text:p>2019/10/30 11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75)">
            <text:p>sn(375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Default"/>
          <table:table-cell table:style-name="ce60"/>
          <table:table-cell table:style-name="ce61" table:formula="of:=CONCATENATE(&quot;sn(&quot;;MAX([.L2:.L18]);&quot;)&quot;)" office:value-type="string" office:string-value="sn(17)">
            <text:p>sn(17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5" office:value-type="float" office:value="1">
            <text:p>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2-notes,5-degree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5" office:value-type="float" office:value="2">
            <text:p>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3-chord,coda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5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5" office:value-type="float" office:value="10">
            <text:p>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ar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10:52">
            <text:p>2019/8/8 8:10</text:p>
          </table:table-cell>
          <table:table-cell table:style-name="ce60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67">
            <text:p>6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ar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emp=3-4,k.E,R=2,pitch=1-8-7m-10m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;[.M5])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269">
            <text:p>269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arpeggio-pattern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,rev,p.1,1;2(1)(2)</text:p>
          </table:table-cell>
          <table:table-cell table:style-name="ce36"/>
          <table:table-cell table:style-name="ce39" office:value-type="string">
            <text:p>arpeggio-pattern</text:p>
          </table:table-cell>
          <table:table-cell table:style-name="ce39"/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;[.M6])" office:value-type="float" office:value="21">
            <text:p>21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38">
            <text:p>13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ba-1</text:p>
          </table:table-cell>
          <table:table-cell table:style-name="ce41"/>
          <table:table-cell table:style-name="ce45" office:value-type="string">
            <text:p>part=accompany,based-on=te-9,type=blues-like,R=7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backing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;[.M7])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6" office:value-type="float" office:value="63">
            <text:p>6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backing+staccato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6,k.F,using-chords=F,C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backing_staccat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;[.M8])" office:value-type="float" office:value="85">
            <text:p>85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104">
            <text:p>10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p=II♭-III♭-I,k.B,e.g.=C-D-B,R=5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;[.M9])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111">
            <text:p>11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;[.M10])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,R=1,k.B,k.C#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;[.M11])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6" office:value-type="float" office:value="196">
            <text:p>19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;[.M12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6" office:value-type="float" office:value="197">
            <text:p>19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song</text:p>
          </table:table-cell>
          <table:table-cell table:style-name="ce67" table:formula="of:=COUNTIF(range_genre;[.M13])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6" office:value-type="float" office:value="198">
            <text:p>19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;[.M14])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204">
            <text:p>20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+,k.F#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;[.M15])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6" office:value-type="float" office:value="126">
            <text:p>12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11</text:p>
          </table:table-cell>
          <table:table-cell table:style-name="ce41"/>
          <table:table-cell table:style-name="ce45" office:value-type="string">
            <text:p>k.Em,cp=6m-7m-1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5">
            <text:p>15</text:p>
          </table:table-cell>
          <table:table-cell table:style-name="ce65" office:value-type="string">
            <text:p>memo</text:p>
          </table:table-cell>
          <table:table-cell table:style-name="ce67" table:formula="of:=COUNTIF(range_genre;[.M16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154">
            <text:p>15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2</text:p>
          </table:table-cell>
          <table:table-cell table:style-name="ce41"/>
          <table:table-cell table:style-name="ce45" office:value-type="string">
            <text:p>,k.A,type=pop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c.p.</text:p>
          </table:table-cell>
          <table:table-cell table:style-name="ce48" office:value-type="string">
            <text:p>R=2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6">
            <text:p>16</text:p>
          </table:table-cell>
          <table:table-cell table:style-name="ce65" office:value-type="string">
            <text:p>etude</text:p>
          </table:table-cell>
          <table:table-cell table:style-name="ce67" table:formula="of:=COUNTIF(range_genre;[.M17])" office:value-type="float" office:value="10">
            <text:p>1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6" office:value-type="float" office:value="188">
            <text:p>18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3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7">
            <text:p>17</text:p>
          </table:table-cell>
          <table:table-cell table:style-name="ce65" office:value-type="string">
            <text:p>chord-table</text:p>
          </table:table-cell>
          <table:table-cell table:style-name="ce67" table:formula="of:=COUNTIF(range_genre;[.M18])" office:value-type="float" office:value="1">
            <text:p>1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6" office:value-type="float" office:value="186">
            <text:p>18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c.p.-13</text:p>
          </table:table-cell>
          <table:table-cell table:style-name="ce41"/>
          <table:table-cell table:style-name="ce49" office:value-type="string">
            <text:p>,email=1,cp=I-Ⅵm7-Ⅱm7-V7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8">
            <text:p>18</text:p>
          </table:table-cell>
          <table:table-cell table:style-name="ce65" office:value-type="string">
            <text:p>scale-table</text:p>
          </table:table-cell>
          <table:table-cell table:style-name="ce67" table:formula="of:=COUNTIF(range_genre;[.M19])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6-Bf6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9">
            <text:p>19</text:p>
          </table:table-cell>
          <table:table-cell table:style-name="ce65" office:value-type="string">
            <text:p>other</text:p>
          </table:table-cell>
          <table:table-cell table:style-name="ce67" table:formula="of:=COUNTIF(range_genre;[.M20])" office:value-type="float" office:value="4">
            <text:p>4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6+2-G6+2,R=1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8">
            <text:p>16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3">
            <text:p>1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4">
            <text:p>14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4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2">
            <text:p>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G?,R=2,cp=IV-I(?)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5">
            <text:p>1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code=0821-R.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5">
            <text:p>14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6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3">
            <text:p>7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or=coda,k.E,progression=L6m-L7m-1(cp);k.C,R=3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0">
            <text:p>9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R=1,k.C,cp=I-V-VIm-Ⅲm~Ⅳ-I-Ⅳ-V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1">
            <text:p>9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tyle=backing,R=2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,ad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9">
            <text:p>21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6">
            <text:p>9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cp=Ⅳ-V-Ⅲm-Ⅵm~Ⅳ-V-I,R=7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4">
            <text:p>10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.p.-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c.p.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email-3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5">
            <text:p>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h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5">
            <text:p>4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4:4-3:0-2:0,k.Eon5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h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m7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k.C?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hord=F6+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3">
            <text:p>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pitch=L5-1-5:1-4-8,k.A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k.C#.k.E▽(-5)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4">
            <text:p>8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Xm7,k.G,R=4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6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k.G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1">
            <text:p>17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h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8-2,k.F#,cp=4-5-1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2">
            <text:p>16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8</text:p>
          </table:table-cell>
          <table:table-cell table:style-name="ce41"/>
          <table:table-cell table:style-name="ce45" office:value-type="string">
            <text:p>,k.Bm7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8">
            <text:p>17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9</text:p>
          </table:table-cell>
          <table:table-cell table:style-name="ce41"/>
          <table:table-cell table:style-name="ce45" office:value-type="string">
            <text:p>,k.A,note=1-3-4-5,k.D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1,k.Dm9▽,R=2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0">
            <text:p>18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5" office:value-type="string">
            <text:p>,note=1-3-5m-5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7">
            <text:p>18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9" office:value-type="string">
            <text:p>rev,prev-3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6">
            <text:p>2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1</text:p>
          </table:table-cell>
          <table:table-cell table:style-name="ce41"/>
          <table:table-cell table:style-name="ce45"/>
          <table:table-cell table:style-name="ce48" office:value-type="string">
            <text:p>2019-09-27_17-49-06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3">
            <text:p>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D▽(-5)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R=5,k.B6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2">
            <text:p>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△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k.D△+12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7T11:48:53.83">
            <text:p>2019/8/17 11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ontinue=ch-5,k.C△+10,R=5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Ef-E,k.Ef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:4-2:0-1:0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p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Ⅲm-Ⅱm-I,R=5,k.Bf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9">
            <text:p>32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em+ 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chord-table</text:p>
          </table:table-cell>
          <table:table-cell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9">
            <text:p>35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em=2p;1s,add,em=p1;2s 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6">
            <text:p>33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23_16-12-17_000.jpg</text:p>
          </table:table-cell>
          <table:table-cell table:number-columns-repeated="2"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1">
            <text:p>28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tapping-LH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0">
            <text:p>37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10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n,for=scale:hammering:pulling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7">
            <text:p>28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stroking,e.m.=p.1;patt-1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2">
            <text:p>34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flamenco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8">
            <text:p>28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down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5">
            <text:p>29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1">
            <text:p>3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69];2)" office:value-type="string" office:string-value="re">
            <text:p>r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6">
            <text:p>30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ips+,em=3;p.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0">
            <text:p>290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4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k.F#,for=DADGAD+tapping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5">
            <text:p>30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several-locations,em=p.1;1,patt-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6">
            <text:p>31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7">
            <text:p>31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(2)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8">
            <text:p>3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4,em=p2;s2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5">
            <text:p>33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5,em=s1;p2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5">
            <text:p>31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2p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2">
            <text:p>32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-several-locations,em=p.1;3;w-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9">
            <text:p>31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flamenco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4">
            <text:p>31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5">
            <text:p>3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1">
            <text:p>33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em=4;p.1;patt-4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5">
            <text:p>34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5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1">
            <text:p>36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4.n 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1">
            <text:p>35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em=patt-1;patt-2;patt-3;patt-5.n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5">
            <text:p>36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flamenco,em=patt-7.n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3">
            <text:p>37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or=flamenco,em=patt-9.n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,5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0">
            <text:p>3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arpeggio(see=f-82)</text:p>
          </table:table-cell>
          <table:table-cell table:style-name="ce45" office:value-type="string">
            <text:p>2019-10-20_18-12-55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1">
            <text:p>31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,for=arpeggio(see=f-82),em=p.1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6">
            <text:p>3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2,for=arpeggio(see=f-82)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0">
            <text:p>33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ct-2;ポジション移動,em=p.1;1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7">
            <text:p>33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9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ref=ct-2;p1;s2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etude</text:p>
          </table:table-cell>
          <table:table-cell table:style-name="ce39" office:value-type="string">
            <text:p>1,2,3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6">
            <text:p>3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for=右指、速弾き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7-30_13-50-42_000.jpg</text:p>
          </table:table-cell>
          <table:table-cell table:style-name="ce35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9:47">
            <text:p>2019/8/8 8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5">
            <text:p>8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1 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0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6T08:44:18.8">
            <text:p>2019/8/16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2">
            <text:p>2</text:p>
          </table:table-cell>
          <table:table-cell table:style-name="ce42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,chord=I:Ⅳ,R=3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3">
            <text:p>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4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ch-7,R=4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k.C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with-rythm,R=6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6">
            <text:p>4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8">
            <text:p>4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fur-1,R=5 / FUR+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2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9">
            <text:p>149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18-2(4)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0">
            <text:p>150</text:p>
          </table:table-cell>
          <table:table-cell table:style-name="ce36" office:value-type="float" office:value="11">
            <text:p>11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8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5,R=4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7">
            <text:p>14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01-2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3">
            <text:p>11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,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7">
            <text:p>8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sec-B</text:p>
          </table:table-cell>
          <table:table-cell table:style-name="ce45" office:value-type="string">
            <text:p>R=6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ec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6">
            <text:p>8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 / sec-A,R=5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4">
            <text:p>11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6,R=5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chord=I,IV,V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2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5,k.C6,R=7 / FUR+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F,based-on=c.p.-3,using-chords=F,G,R=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m#,i.f.=ch-13,R=4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2">
            <text:p>6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,R=5,using-chords=C,G,pitch=L7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4">
            <text:p>6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slide-long,k.E,R=7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4">
            <text:p>7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pitch=9m-8-7m,k.A7,R=1 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8">
            <text:p>6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 R=2, R=3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,3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3,k.Am7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8">
            <text:p>148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v-2,file=0827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float" office:value="7">
            <text:p>7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3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,R=1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R=1,R=2 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f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08T08:12:43">
            <text:p>2019/8/8 8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8">
            <text:p>11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N+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8">
            <text:p>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1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score=harmonica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6">
            <text:p>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t=g+h,R=1,k.C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7">
            <text:p>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伴奏のみ,R=2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9">
            <text:p>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fill-in,at=msr.4,R=3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1">
            <text:p>8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1" office:value-type="string">
            <text:p>song-2</text:p>
          </table:table-cell>
          <table:table-cell table:style-name="ce45" office:value-type="string">
            <text:p>R=1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0">
            <text:p>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k.D,inst=g+h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9">
            <text:p>89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3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8,k.A/E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2">
            <text:p>8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R=2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8">
            <text:p>8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3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ap.2,R=7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2">
            <text:p>9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=g+h,R=3,cp=c.p.-7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36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+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3">
            <text:p>9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(copy),src=canon(pachelbell),k.C,R=4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4">
            <text:p>9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7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=6,tab-diagram+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5">
            <text:p>9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k.Em,R=5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ins=g+h,k.G,R=3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0">
            <text:p>10</text:p>
          </table:table-cell>
          <table:table-cell table:style-name="ce39" office:value-type="float" office:value="7">
            <text:p>7</text:p>
          </table:table-cell>
          <table:table-cell table:style-name="ce40" office:value-type="string">
            <text:p>f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08T08:13:37">
            <text:p>2019/8/8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.p.-7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7">
            <text:p>1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1</text:p>
          </table:table-cell>
          <table:table-cell table:style-name="ce44" office:value-type="string">
            <text:p>-</text:p>
          </table:table-cell>
          <table:table-cell table:style-name="ce50" office:value-type="string">
            <text:p>i.f.=te-5,R=2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8">
            <text:p>10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ec=A,R=1,sec=B,R=2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0">
            <text:p>1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p=C△-D△+10,R=4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2">
            <text:p>11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cp=c.p.-10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5">
            <text:p>15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09-2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3">
            <text:p>16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id=s-1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3,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6">
            <text:p>15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39" office:value-type="string">
            <text:p>v-1</text:p>
          </table:table-cell>
          <table:table-cell table:style-name="ce45" office:value-type="string">
            <text:p>v-1,k.C#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3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6">
            <text:p>11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k.C 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7">
            <text:p>11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2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5">
            <text:p>11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/>
          <table:table-cell table:style-name="ce45" office:value-type="string">
            <text:p>i.f.=f-4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4">
            <text:p>12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6</text:p>
          </table:table-cell>
          <table:table-cell table:style-name="ce41"/>
          <table:table-cell table:style-name="ce45" office:value-type="string">
            <text:p>i.f.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4">
            <text:p>1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7</text:p>
          </table:table-cell>
          <table:table-cell table:style-name="ce41"/>
          <table:table-cell table:style-name="ce45" office:value-type="string">
            <text:p>i.f.=c.p.-3,code=0819-R.4,R=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7">
            <text:p>13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(2),R=3 / (3),R=4 / (4),R=5 / (5),R=6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6">
            <text:p>13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/>
          <table:table-cell table:style-name="ce45" office:value-type="string">
            <text:p>c.p.-4,part=melody,code=0821-R.1,(1),R=2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9">
            <text:p>13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49</text:p>
          </table:table-cell>
          <table:table-cell table:style-name="ce41"/>
          <table:table-cell table:style-name="ce45" office:value-type="string">
            <text:p>back=ba-1,k.E,R=8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9" office:value-type="string">
            <text:p>1,3</text:p>
          </table:table-cell>
          <table:table-cell table:style-name="ce40" office:value-type="string">
            <text:p>f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frase</text:p>
          </table:table-cell>
          <table:table-cell table:style-name="ce57" office:value-type="string">
            <text:p>1,3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3">
            <text:p>12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.4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1">
            <text:p>1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0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A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2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0">
            <text:p>1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0</text:p>
          </table:table-cell>
          <table:table-cell table:style-name="ce41"/>
          <table:table-cell table:style-name="ce45" office:value-type="string">
            <text:p>,k.G,cp=G-C-D,type=arpeggio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1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4">
            <text:p>17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6-3,memo+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5">
            <text:p>17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2),v-2,pitch=1-3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6">
            <text:p>17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3),v-3,pitch=1-5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7">
            <text:p>177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5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3">
            <text:p>14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1</text:p>
          </table:table-cell>
          <table:table-cell table:style-name="ce41"/>
          <table:table-cell table:style-name="ce45" office:value-type="string">
            <text:p>,b.o.=te-9,inst=g+h,cp=G-C-D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3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6">
            <text:p>14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2</text:p>
          </table:table-cell>
          <table:table-cell table:style-name="ce41"/>
          <table:table-cell table:style-name="ce45" office:value-type="string">
            <text:p>,b.o.=c.p.-4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5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1">
            <text:p>151</text:p>
          </table:table-cell>
          <table:table-cell table:style-name="ce36" office:value-type="float" office:value="12">
            <text:p>12</text:p>
          </table:table-cell>
          <table:table-cell table:style-name="ce40" office:value-type="string">
            <text:p>f-53</text:p>
          </table:table-cell>
          <table:table-cell table:style-name="ce41"/>
          <table:table-cell table:style-name="ce45" office:value-type="string">
            <text:p>,k.E,theme=str-1,6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9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8">
            <text:p>15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4</text:p>
          </table:table-cell>
          <table:table-cell table:style-name="ce39" office:value-type="string">
            <text:p>v-1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5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7">
            <text:p>15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4</text:p>
          </table:table-cell>
          <table:table-cell table:style-name="ce41"/>
          <table:table-cell table:style-name="ce45" office:value-type="string">
            <text:p>,ins=g+h,b.o.=f-45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frase</text:p>
          </table:table-cell>
          <table:table-cell table:style-name="ce48" office:value-type="string">
            <text:p>R=4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9">
            <text:p>16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cp=c.p.-3,k.F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0">
            <text:p>17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2">
            <text:p>17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k.F#,cp=4-5-1,i.f.=ch-18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3">
            <text:p>17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4 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4">
            <text:p>18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7</text:p>
          </table:table-cell>
          <table:table-cell table:style-name="ce41"/>
          <table:table-cell table:style-name="ce49" office:value-type="string">
            <text:p>,type=beat-rock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9">
            <text:p>18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9" office:value-type="string">
            <text:p>,ins=g+h,cp=c.p.-13(I-Ⅳ-Ⅱm7-Ⅴ7),memo=melodies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0">
            <text:p>20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5" office:value-type="string">
            <text:p>,inst=h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8">
            <text:p>21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3">
            <text:p>2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3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9">
            <text:p>22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opening,memo-eigen+:section-1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0">
            <text:p>23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patt-2.静か memo-eigen+:section-2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2">
            <text:p>2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/>
          <table:table-cell table:style-name="ce48" office:value-type="string">
            <text:p>2019-09-29_17-52-2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5">
            <text:p>21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theme=new-position,memo+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1">
            <text:p>22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cap.2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2">
            <text:p>22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rev,var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9">
            <text:p>20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/>
          <table:table-cell table:style-name="ce48" office:value-type="string">
            <text:p>,capo.5,cp=Ⅳ-Ⅲ-1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2T08:46:42">
            <text:p>2019/8/12 8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9">
            <text:p>1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0">
            <text:p>2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9" office:value-type="string">
            <text:p>,k.C,cp=I△-Ⅱ6</text:p>
          </table:table-cell>
          <table:table-cell table:style-name="ce48" office:value-type="string">
            <text:p>2019-09-28_18-34-50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6:21.85">
            <text:p>2019/9/29 9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3">
            <text:p>2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5" office:value-type="string">
            <text:p>,ins=h+g,th=basic,memo+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0">
            <text:p>2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=patt-1,t.80,patt-4,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5">
            <text:p>2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,theme=as-you-wish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1">
            <text:p>2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rev,memo-eigen+:p.1_sec-1;sec-2;sec-3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9">
            <text:p>2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0">
            <text:p>24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type=tap-guitar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3">
            <text:p>24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k.A,chords=A;D;E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4">
            <text:p>24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2">
            <text:p>2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g-1007-6,e.m.=patt-4;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5">
            <text:p>24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6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6">
            <text:p>246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6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7">
            <text:p>247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6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8">
            <text:p>248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70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,theme=harmonics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0">
            <text:p>10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8">
            <text:p>238</text:p>
          </table:table-cell>
          <table:table-cell table:style-name="ce36" office:value-type="string">
            <text:p>?</text:p>
          </table:table-cell>
          <table:table-cell table:style-name="ce36" office:value-type="string">
            <text:p>f-71</text:p>
          </table:table-cell>
          <table:table-cell table:style-name="ce41" office:value-type="string">
            <text:p>n</text:p>
          </table:table-cell>
          <table:table-cell table:style-name="ce48" office:value-type="string">
            <text:p>,k.D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6">
            <text:p>236</text:p>
          </table:table-cell>
          <table:table-cell table:style-name="ce36" office:value-type="string">
            <text:p>*</text:p>
          </table:table-cell>
          <table:table-cell table:style-name="ce40" office:value-type="string">
            <text:p>f-72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:VIDEO / @自宅 / メモ / guitar,gt / 演奏 / g-1007-* / f-72.n</text:p>
          </table:table-cell>
          <table:table-cell table:style-name="ce48" office:value-type="string">
            <text:p>2019-10-07_21-47-17_000.mov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8T10:54:30.46">
            <text:p>2019/10/8 10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9">
            <text:p>2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3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d.D,patt-1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4">
            <text:p>2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kaki-1(After...Sidewalk)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6">
            <text:p>25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1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9">
            <text:p>25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-&gt;review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4">
            <text:p>26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e.m.=patt-2(p.2)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7">
            <text:p>25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,char=harmonics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2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8">
            <text:p>25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faragmented...-technique,tune=KAKI-1,char=stomp-right-hand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3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9">
            <text:p>2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rev,theme=stomp,patt-4,em=p.2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20];2)" office:value-type="string" office:string-value="pa">
            <text:p>pa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4">
            <text:p>33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6,em=p2;3s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6">
            <text:p>34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stomp,em=et-4.n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1">
            <text:p>26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ing-RH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8">
            <text:p>26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stomp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3">
            <text:p>273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stomp,e.m.=patt-1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9">
            <text:p>2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5">
            <text:p>28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 </text:p>
          </table:table-cell>
          <table:table-cell table:style-name="ce45" office:value-type="string">
            <text:p>2019-10-14_15-45-4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4">
            <text:p>29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file=g-1013-4,em=p.1;3;patt-3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4">
            <text:p>30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patt-1,patt-2,patt-3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0">
            <text:p>32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p.2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3">
            <text:p>34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p2;s3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2">
            <text:p>35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heme=stomp,em=patt-5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4">
            <text:p>35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heme=stomp,em=et-3,n,i.f.=patt-4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8">
            <text:p>35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 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7">
            <text:p>36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et-4~v-1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4">
            <text:p>37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stomp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0">
            <text:p>26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KAKI-1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3">
            <text:p>26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tapping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3">
            <text:p>33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em=2;p.2;et-1 </text:p>
          </table:table-cell>
          <table:table-cell table:style-name="ce45" office:value-type="string">
            <text:p>2019-10-22_15-43-12_000.jpg</text:p>
          </table:table-cell>
          <table:table-cell table:number-columns-repeated="2"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1">
            <text:p>34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4,em=2p;3s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7">
            <text:p>34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tapping,patt-7.n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,5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2">
            <text:p>36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.n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7">
            <text:p>26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tapping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2">
            <text:p>272</text:p>
          </table:table-cell>
          <table:table-cell table:style-name="ce40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tapping,e.m.+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0">
            <text:p>2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R~,theme=tapping 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6">
            <text:p>28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3</text:p>
          </table:table-cell>
          <table:table-cell table:style-name="ce45" office:value-type="string">
            <text:p>2019-10-14_15-45-41_000.jpg</text:p>
          </table:table-cell>
          <table:table-cell table:style-name="ce39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3">
            <text:p>29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2(em=p.1;2) 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0">
            <text:p>3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48];2)" office:value-type="string" office:string-value="re">
            <text:p>r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7">
            <text:p>30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topic=excercise-RH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1">
            <text:p>32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em=et-1;p.2;2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3">
            <text:p>35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heme=tapping,em=patt-5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8">
            <text:p>36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theme=tapping,em=p4;s1.n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1">
            <text:p>271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f-8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etude=arpeggio,e.m.+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5">
            <text:p>275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81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rev,theme=harmonics,e.m.+,based-on=rs-27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0">
            <text:p>270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5" office:value-type="string">
            <text:p>n</text:p>
          </table:table-cell>
          <table:table-cell table:style-name="ce48" office:value-type="string">
            <text:p>,based-on=chord-table;KAKI-1;p.1;s.2.n,R=1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7">
            <text:p>2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56];2)" office:value-type="string" office:string-value="pa">
            <text:p>pa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8">
            <text:p>2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patt-4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57];2)" office:value-type="string" office:string-value="pa">
            <text:p>pa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2">
            <text:p>3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3">
            <text:p>3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7">
            <text:p>3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5,em=p.4;1;(1)(2)(3),patt-6,patt-3,cp-2(1)(2),for=arpeggio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2">
            <text:p>33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5p;2s;cp-3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6">
            <text:p>2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1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7">
            <text:p>2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8">
            <text:p>2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3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4">
            <text:p>28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4_15-45-41_000.jpg</text:p>
          </table:table-cell>
          <table:table-cell table:number-columns-repeated="2"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2">
            <text:p>29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2;2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3">
            <text:p>30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1;1,patt-1,patt-2,em=p.2;2,patt-3,patt-4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8">
            <text:p>31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8">
            <text:p>33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cp-3;5p;s2,R~ </text:p>
          </table:table-cell>
          <table:table-cell table:style-name="ce45" office:value-type="string">
            <text:p>2019-10-23_16-12-17_000.jpg</text:p>
          </table:table-cell>
          <table:table-cell table:number-columns-repeated="2"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2">
            <text:p>28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memo=chord-table;tune=KAKI-1;p.1;3,score+,k.A9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6">
            <text:p>29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3">
            <text:p>32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4">
            <text:p>32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0">
            <text:p>34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84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k.A,use=st-1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5">
            <text:p>37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5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i.f.=f-77;p3;3s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6">
            <text:p>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3,R=4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,4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p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er=ch-13,k.C#m,pitch=L5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inger positions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4">
            <text:p>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harmony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7">
            <text:p>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D-A:1-3-7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y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3">
            <text:p>1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hm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C,memo+,b.o.=hm-3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2">
            <text:p>1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hm-3</text:p>
          </table:table-cell>
          <table:table-cell table:style-name="ce41"/>
          <table:table-cell table:style-name="ce45" office:value-type="string">
            <text:p>,note=D4-F#-G-D5,k.D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harmony</text:p>
          </table:table-cell>
          <table:table-cell table:style-name="ce48" office:value-type="string">
            <text:p>R=1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8">
            <text:p>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n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k.G#,str-1:2:3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ics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6">
            <text:p>2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 office:value-type="string">
            <text:p>prac</text:p>
          </table:table-cell>
          <table:table-cell table:style-name="ce45" office:value-type="string">
            <text:p>practice 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3">
            <text:p>22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/>
          <table:table-cell table:style-name="ce48" office:value-type="string">
            <text:p>,theme=コード進行、EmからFへ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memo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0">
            <text:p>35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5" office:value-type="string">
            <text:p>,theme=harmonics-multi-strings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5">
            <text:p>355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5" office:value-type="string">
            <text:p>,theme=tapping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7">
            <text:p>3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1" office:value-type="string">
            <text:p>,theme=harmonics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0">
            <text:p>36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1" office:value-type="string">
            <text:p>,theme=harmonics-multi-strings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3">
            <text:p>2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2">
            <text:p>2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4">
            <text:p>2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3">
            <text:p>3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3">
            <text:p>8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es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コードと、一音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res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つなぎの音,based-on=sec-8(c.p.-8)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">
            <text:p>26</text:p>
          </table:table-cell>
          <table:table-cell table:style-name="ce39" office:value-type="float" office:value="1">
            <text:p>1</text:p>
          </table:table-cell>
          <table:table-cell table:style-name="ce40" office:value-type="string">
            <text:p>r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2T08:57:38.01">
            <text:p>2019/8/12 8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rythm,R=2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7">
            <text:p>4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,prev.fur-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position探し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9">
            <text:p>6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4</text:p>
          </table:table-cell>
          <table:table-cell table:style-name="ce41" office:value-type="float" office:value="2">
            <text:p>2</text:p>
          </table:table-cell>
          <table:table-cell table:style-name="ce45" office:value-type="string">
            <text:p>k.E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5">
            <text:p>6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finger-positions,k.E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0">
            <text:p>7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0">
            <text:p>1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based-on=f-6,R=1,(1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1">
            <text:p>1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2)</text:p>
          </table:table-cell>
          <table:table-cell table:style-name="ce48" office:value-type="string">
            <text:p>k.F,(2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5">
            <text:p>1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19</text:p>
          </table:table-cell>
          <table:table-cell table:style-name="ce41"/>
          <table:table-cell table:style-name="ce45" office:value-type="string">
            <text:p>ref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r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2T09:00:07">
            <text:p>2019/8/12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9">
            <text:p>12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0">
            <text:p>13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2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9">
            <text:p>15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</text:p>
          </table:table-cell>
          <table:table-cell table:style-name="ce39" office:value-type="string">
            <text:p>v-2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ev,file=0911-2,k.E,memo+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6">
            <text:p>16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0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C,E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7">
            <text:p>16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1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E/5,A△,E6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7">
            <text:p>21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30-1 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1">
            <text:p>2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/>
          <table:table-cell table:style-name="ce45" office:value-type="string">
            <text:p>,memo+,cp=8-5-6,k.G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0">
            <text:p>22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3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6">
            <text:p>21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3</text:p>
          </table:table-cell>
          <table:table-cell table:style-name="ce41"/>
          <table:table-cell table:style-name="ce48" office:value-type="string">
            <text:p>,cp=I7-Ⅱ6,memo+,k.D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7">
            <text:p>23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C 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3">
            <text:p>2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2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doc=email-list-1,tune=kaki;DABF#AC# 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5">
            <text:p>2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regarding=e.m.~f-74:p.1:sec.1~sec.4 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2">
            <text:p>26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harmonics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3">
            <text:p>28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2">
            <text:p>3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p.1;3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319];2)" office:value-type="string" office:string-value="re">
            <text:p>r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8">
            <text:p>30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3;p.1,topic=multi-string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9">
            <text:p>309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new-section+,em=1;p.2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5">
            <text:p>26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chord-table,tune=KAKI-1,fret=0-4,eigen-memo,p.1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6">
            <text:p>26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arpeggio,eigen-memo,p.1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となりあった弦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4">
            <text:p>274</text:p>
          </table:table-cell>
          <table:table-cell table:style-name="ce40" office:value-type="float" office:value="6">
            <text:p>6</text:p>
          </table:table-cell>
          <table:table-cell table:style-name="ce41" office:value-type="string">
            <text:p>rs-3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score,k.A</text:p>
          </table:table-cell>
          <table:table-cell table:style-name="ce36"/>
          <table:table-cell table:style-name="ce39" office:value-type="string">
            <text:p>research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9">
            <text:p>289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3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DADGAD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1">
            <text:p>291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3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chord,tune=DADGAD,score+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">
            <text:p>2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ock-like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open-code,str-6:5:4:3,R=1,k.D9▽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5T08:38:41.01">
            <text:p>2019/8/15 8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harmonics,harmnics-flets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2,ch-5のあと、どの音に下がるか？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c.p.=V-IV-I,k.F,R=6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-4:2-0:,k.E,R=1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7">
            <text:p>2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8">
            <text:p>20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sr=4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9">
            <text:p>19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ody=pattern-1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1">
            <text:p>20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=pattern-2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5">
            <text:p>2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+:p.1_sec-1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0">
            <text:p>19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1">
            <text:p>19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(target=msr.4)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2">
            <text:p>19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3">
            <text:p>19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,memo=melodies,ref=0923-5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4">
            <text:p>19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1">
            <text:p>18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1</text:p>
          </table:table-cell>
          <table:table-cell table:style-name="ce48" office:value-type="string">
            <text:p>rev,(f-45),file=0918-3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2">
            <text:p>18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2</text:p>
          </table:table-cell>
          <table:table-cell table:style-name="ce45" office:value-type="string">
            <text:p>v-2,(f-45),inst=g+h,R=4;msr.4,R=5,msr.4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4">
            <text:p>16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file=0911-2,id=s-2,rs-2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4">
            <text:p>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3">
            <text:p>18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0911-2;0918-4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5">
            <text:p>185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ar-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5">
            <text:p>16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3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nst=g+g,accom=0821-1,part=melody,id=s-3,f-4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5">
            <text:p>5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1">
            <text:p>16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d=s-4,f-2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4">
            <text:p>2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4">
            <text:p>22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email=3,memo+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,4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8">
            <text:p>2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var,theme=new-pattern,memo-eigen+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1">
            <text:p>24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3;p.1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2">
            <text:p>24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2;p.1;patt-4,(2)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2">
            <text:p>12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.p.-1</text:p>
          </table:table-cell>
          <table:table-cell table:style-name="ce41"/>
          <table:table-cell table:style-name="ce45" office:value-type="string">
            <text:p>R=2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s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st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struct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9">
            <text:p>33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R- 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scale-table</text:p>
          </table:table-cell>
          <table:table-cell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3">
            <text:p>36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1;s2.n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4">
            <text:p>36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2;s1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9">
            <text:p>36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em=p1;s2;for=hammering:pulling,k.A,t.140 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1">
            <text:p>37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k.D,em=2p;s1:s2.n,t.70,scale=D3-6str.0fret~A4-3str.3fret;12-notes 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9">
            <text:p>34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,em=et-1;p1;s2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4">
            <text:p>34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6">
            <text:p>36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1;s2;patt-1(2).n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2">
            <text:p>37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em=et-.m,t.75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,3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8">
            <text:p>3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task</text:p>
          </table:table-cell>
          <table:table-cell table:style-name="ce45" office:value-type="string">
            <text:p>.n,em=s1;p1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task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">
            <text:p>3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5">
            <text:p>7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e-1,k.C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muting,mute-by=LF;f.3,R=2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9">
            <text:p>10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=3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1</text:p>
          </table:table-cell>
          <table:table-cell table:style-name="ce44" office:value-type="string">
            <text:p>-</text:p>
          </table:table-cell>
          <table:table-cell table:style-name="ce51" office:value-type="string">
            <text:p>tech=LH;move;position,fret=3-5,str=6-5-4,R=1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9">
            <text:p>17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2</text:p>
          </table:table-cell>
          <table:table-cell table:style-name="ce41"/>
          <table:table-cell table:style-name="ce45" office:value-type="string">
            <text:p>,theme=harmonics+normal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5">
            <text:p>19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,tech=左指で音消し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2">
            <text:p>20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rev,file=0926-1 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formula="of:=205" office:value-type="float" office:value="205">
            <text:p>2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a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,play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3">
            <text:p>20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3a</text:p>
          </table:table-cell>
          <table:table-cell table:style-name="ce41"/>
          <table:table-cell table:style-name="ce45" office:value-type="string">
            <text:p>,theme=音消し+multi-flets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1">
            <text:p>2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4">
            <text:p>21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8" office:value-type="string">
            <text:p>,threme=音消し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7">
            <text:p>2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,from=m-2,cp=Em-F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2">
            <text:p>2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rev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">
            <text:p>3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">
            <text:p>3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左指で、音をカット,k.E,R=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te-4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te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topic=スライド+ポジション,R=3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te-5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6">
            <text:p>6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和音；1-noteのみスライド,R=1,string=3:4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-1(ch-16),２弦を、左指でミュート,R=1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３弦を同時にスライド,R=2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7">
            <text:p>12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2">
            <text:p>14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0">
            <text:p>160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11-2,k.E,memo+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1">
            <text:p>1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8">
            <text:p>12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teq=3-str-slide,span=2-flet,R=1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2">
            <text:p>1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30T11:36:12.3">
            <text:p>2019/10/30 11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8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11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5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6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427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428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style-name="ce46" table:formula="of:=[.D429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30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33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34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6" table:formula="of:=[.D435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264.4cm" draw:caption-point-x="-1.353cm" draw:caption-point-y="2.56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11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55];6;2)" office:value-type="string" office:string-value="09">
            <text:p>09</text:p>
          </table:table-cell>
          <table:table-cell table:formula="of:=MID([.F455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55];[.I455];&quot;-&quot;;LEFT([.G45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1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75)">
            <text:p>sn(375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section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9" office:value-type="float" office:value="1">
            <text:p>1</text:p>
          </table:table-cell>
          <table:table-cell table:style-name="ce71"/>
          <table:table-cell table:style-name="ce72" office:value-type="string">
            <text:p>s-4</text:p>
          </table:table-cell>
          <table:table-cell table:style-name="ce73" office:value-type="string">
            <text:p>1</text:p>
          </table:table-cell>
          <table:table-cell table:style-name="ce71" office:value-type="string">
            <text:p>s.1:patt-2,k.E</text:p>
          </table:table-cell>
          <table:table-cell table:style-name="ce75" office:value-type="string">
            <text:p>2019-10-05_18-41-36_000.jpg</text:p>
          </table:table-cell>
          <table:table-cell table:style-name="ce70"/>
          <table:table-cell table:style-name="ce71"/>
          <table:table-cell table:style-name="ce76" office:value-type="date" office:date-value="2019-10-06T08:06:14.08">
            <text:p>2019/10/6 8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9" office:value-type="float" office:value="2">
            <text:p>2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1</text:p>
          </table:table-cell>
          <table:table-cell table:style-name="ce71" office:value-type="string">
            <text:p>s.1:opening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9" office:value-type="float" office:value="3">
            <text:p>3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2</text:p>
          </table:table-cell>
          <table:table-cell table:style-name="ce71" office:value-type="string">
            <text:p>patt-2,静か,t.70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0" table:number-columns-repeated="2"/>
          <table:table-cell table:style-name="ce72" office:value-type="string">
            <text:p>s-4</text:p>
          </table:table-cell>
          <table:table-cell table:style-name="ce74" office:value-type="string">
            <text:p>2,3</text:p>
          </table:table-cell>
          <table:table-cell table:style-name="ce71" office:value-type="string">
            <text:p>:m music / log / gt / memos-eigen / s-4 / p.1 || s.1:score,patt-2,k.E || s.2:score,patt-3 || s.3:score,patt-4</text:p>
          </table:table-cell>
          <table:table-cell table:style-name="ce75" office:value-type="string">
            <text:p>2019-10-07_16-34-53_000.jpg</text:p>
          </table:table-cell>
          <table:table-cell table:style-name="ce70"/>
          <table:table-cell table:style-name="ce71"/>
          <table:table-cell table:style-name="ce76" office:value-type="date" office:date-value="2019-10-08T11:32:05.43">
            <text:p>2019/10/8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5" table:number-columns-repeated="2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12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30T11:36:19.93">
            <text:p>2019/10/30 11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83cm" draw:caption-point-x="-1.353cm" draw:caption-point-y="2.36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77" table:formula="of:=CONCATENATE(&quot;sn(&quot;;MAX(range_sn__kb);&quot;)&quot;)" office:value-type="string" office:string-value="sn(31)">
            <text:p>sn(31)</text:p>
          </table:table-cell>
          <table:table-cell table:style-name="ce77" office:value-type="string">
            <office:annotation draw:style-name="gr2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78" office:value-type="float" office:value="10">
            <text:p>1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D,memo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78" office:value-type="float" office:value="13">
            <text:p>13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0" office:value-type="string">
            <text:p>R=3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kb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8" office:value-type="float" office:value="11">
            <text:p>11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0" office:value-type="string">
            <text:p>R=1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kb;[.M4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78" office:value-type="float" office:value="8">
            <text:p>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ar-1</text:p>
          </table:table-cell>
          <table:table-cell table:style-name="ce80"/>
          <table:table-cell table:style-name="ce83" office:value-type="string">
            <text:p>,k.C,notes=1-5-7-8-5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arpeggio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kb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79" office:value-type="float" office:value="2">
            <text:p>2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c.p.-1</text:p>
          </table:table-cell>
          <table:table-cell table:style-name="ce80"/>
          <table:table-cell table:style-name="ce82" office:value-type="string">
            <text:p>(2),chords=C△-D△-E7 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text:p>c.p.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kb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79" office:value-type="float" office:value="1">
            <text:p>1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f-1</text:p>
          </table:table-cell>
          <table:table-cell table:style-name="ce79"/>
          <table:table-cell table:style-name="ce82" office:value-type="string">
            <text:p>(1),k.C,cp=c.p.-1</text:p>
          </table:table-cell>
          <table:table-cell table:style-name="ce83" office:value-type="string">
            <text:p>2019-09-08_17-42-56_000.jpg</text:p>
          </table:table-cell>
          <table:table-cell table:style-name="ce78" office:value-type="string">
            <text:p>frase</text:p>
          </table:table-cell>
          <table:table-cell table:style-name="ce80" office:value-type="float" office:value="1">
            <text:p>1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kb;[.M7])" office:value-type="float" office:value="10">
            <text:p>1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78" office:value-type="float" office:value="4">
            <text:p>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2</text:p>
          </table:table-cell>
          <table:table-cell table:style-name="ce80"/>
          <table:table-cell table:style-name="ce82" office:value-type="string">
            <text:p>,cp=1-5-6m-3m/4-1-4-5,R=1(domino)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1v,1d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kb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78" office:value-type="float" office:value="7">
            <text:p>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3</text:p>
          </table:table-cell>
          <table:table-cell table:style-name="ce80"/>
          <table:table-cell table:style-name="ce82" office:value-type="string">
            <text:p>,th=6th-note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kb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78" office:value-type="float" office:value="9">
            <text:p>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4</text:p>
          </table:table-cell>
          <table:table-cell table:style-name="ce80"/>
          <table:table-cell table:style-name="ce83" office:value-type="string">
            <text:p>,k.Dm,notes=L3m-1-5-5m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kb;[.M10])" office:value-type="float" office:value="1">
            <text:p>1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78" office:value-type="float" office:value="12">
            <text:p>12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0" office:value-type="string">
            <text:p>R=2 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kb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78" office:value-type="float" office:value="14">
            <text:p>14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6</text:p>
          </table:table-cell>
          <table:table-cell table:style-name="ce80"/>
          <table:table-cell table:style-name="ce80" office:value-type="string">
            <text:p>,theme=random</text:p>
          </table:table-cell>
          <table:table-cell table:style-name="ce80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kb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78" office:value-type="float" office:value="18">
            <text:p>18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7</text:p>
          </table:table-cell>
          <table:table-cell table:style-name="ce80"/>
          <table:table-cell table:style-name="ce83" office:value-type="string">
            <text:p>,theme=random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kb;[.M13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78" office:value-type="float" office:value="22">
            <text:p>22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8</text:p>
          </table:table-cell>
          <table:table-cell table:style-name="ce80"/>
          <table:table-cell table:style-name="ce82" office:value-type="string">
            <text:p>,rando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float" office:value="13">
            <text:p>13</text:p>
          </table:table-cell>
          <table:table-cell table:style-name="ce63" office:value-type="string">
            <text:p>LH.M</text:p>
          </table:table-cell>
          <table:table-cell table:style-name="ce67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79" office:value-type="float" office:value="3">
            <text:p>3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m-1</text:p>
          </table:table-cell>
          <table:table-cell table:style-name="ce80"/>
          <table:table-cell table:style-name="ce82" office:value-type="string">
            <text:p>(3) LH.movement-1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office:annotation office:display="true" draw:style-name="gr1" draw:text-style-name="P1" svg:width="2.899cm" svg:height="0.991cm" svg:x="21.948cm" svg:y="8.573cm" draw:caption-point-x="-0.672cm" draw:caption-point-y="0.263cm">
              <dc:creator>ik</dc:creator>
              <dc:date>2019-09-09T00:00:00</dc:date>
              <text:p text:style-name="P2"><text:span text:style-name="T1">Left Hand Movement</text:span></text:p>
            </office:annotation>
            <text:p>memo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memo</text:p>
          </table:table-cell>
          <table:table-cell table:style-name="ce67" table:formula="of:=COUNTIF(range_genre__kb;[.M15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78" office:value-type="float" office:value="6">
            <text:p>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rs-1</text:p>
          </table:table-cell>
          <table:table-cell table:style-name="ce80"/>
          <table:table-cell table:style-name="ce82" office:value-type="string">
            <text:p>,cp=1-5-6m-3m/4-1-4-5,k.D,k.F#m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research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5">
            <text:p>2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1;chord=D△-&gt;pattern-1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6">
            <text:p>2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2;chord=D△-&gt;pattern-2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1">
            <text:p>21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cp=1-5-6m-3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5">
            <text:p>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09-29_14-16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0">
            <text:p>20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7">
            <text:p>17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5">
            <text:p>15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9">
            <text:p>19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k.F#m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6">
            <text:p>16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3">
            <text:p>23</text:p>
          </table:table-cell>
          <table:table-cell table:style-name="ce78" office:value-type="float" office:value="5">
            <text:p>5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var,time=0.00~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5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4">
            <text:p>2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7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f-6(--&gt; f-7),practice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7">
            <text:p>2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random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8">
            <text:p>2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practice 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/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9">
            <text:p>2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ch.C=patt-1,ch.D=patt-1,t.70,k.C,memo+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0">
            <text:p>3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eigen-memo=p.1_sec-2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1">
            <text:p>31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genre=blues-like</text:p>
          </table:table-cell>
          <table:table-cell table:style-name="ce83"/>
          <table:table-cell table:style-name="ce78" office:value-type="string">
            <text:p>frase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12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30T11:36:20.15">
            <text:p>2019/10/30 11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f-6</text:p>
          </table:table-cell>
          <table:table-cell table:style-name="ce54" office:value-type="string">
            <text:p>practice </text:p>
          </table:table-cell>
          <table:table-cell table:style-name="ce54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1</text:p>
          </table:table-cell>
          <table:table-cell table:style-name="ce54" office:value-type="string">
            <text:p>play,ch.C=patt-1,ch.D=patt-1,t.70,k.C,memo+</text:p>
          </table:table-cell>
          <table:table-cell table:style-name="ce54" office:value-type="string">
            <text:p>R=1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play,eigen-memo=p.1_sec-2</text:p>
          </table:table-cell>
          <table:table-cell table:style-name="ce54" office:value-type="string">
            <text:p>R=2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genre=blues-like</text:p>
          </table:table-cell>
          <table:table-cell table:style-name="ce54" office:value-type="string">
            <text:p>R=3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8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9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80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5.912cm" svg:y="51.959cm" draw:caption-point-x="-1.353cm" draw:caption-point-y="2.36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75)">
            <text:p>sn(375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var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7" office:value-type="float" office:value="1">
            <text:p>1</text:p>
          </table:table-cell>
          <table:table-cell table:style-name="ce89"/>
          <table:table-cell table:style-name="ce90" office:value-type="string">
            <text:p>f-1</text:p>
          </table:table-cell>
          <table:table-cell table:style-name="ce91"/>
          <table:table-cell table:style-name="ce89" office:value-type="string">
            <text:p>:m music / log / kb / || f-1 patterns chord=C:pattern-1,pattern-2 chord=D:pattern-1,pattern-2</text:p>
          </table:table-cell>
          <table:table-cell table:style-name="ce94" office:value-type="string">
            <text:p>2019-10-03_17-35-28_000.jpg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-</text:p>
          </table:table-cell>
          <table:table-cell table:style-name="ce95" office:value-type="date" office:date-value="2019-10-05T11:00:52.35">
            <text:p>2019/10/5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7" office:value-type="float" office:value="2">
            <text:p>2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94" table:number-columns-repeated="2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12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30T11:36:20.28">
            <text:p>2019/10/30 11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83cm" draw:caption-point-x="-1.353cm" draw:caption-point-y="2.36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3">
          <table:table-cell table:style-name="ce77" table:formula="of:=CONCATENATE(&quot;sn(&quot;;MAX(range_sn__vio);&quot;)&quot;)" office:value-type="string" office:string-value="sn(2)">
            <text:p>sn(2)</text:p>
          </table:table-cell>
          <table:table-cell table:style-name="ce77" office:value-type="string">
            <text:p>session num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96" office:value-type="float" office:value="1">
            <text:p>1</text:p>
          </table:table-cell>
          <table:table-cell table:style-name="ce98" office:value-type="float" office:value="1">
            <text:p>1</text:p>
          </table:table-cell>
          <table:table-cell table:style-name="ce99" office:value-type="string">
            <text:p>f-1</text:p>
          </table:table-cell>
          <table:table-cell table:style-name="ce96"/>
          <table:table-cell table:style-name="ce98" office:value-type="string">
            <text:p>k.G,R=1 </text:p>
          </table:table-cell>
          <table:table-cell table:style-name="ce100" office:value-type="string">
            <text:p>2019-09-08_18-47-39_000.jpg</text:p>
          </table:table-cell>
          <table:table-cell table:style-name="ce97" office:value-type="string">
            <text:p>frase</text:p>
          </table:table-cell>
          <table:table-cell table:style-name="ce98" office:value-type="float" office:value="1">
            <text:p>1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vio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96" office:value-type="float" office:value="2">
            <text:p>2</text:p>
          </table:table-cell>
          <table:table-cell table:style-name="ce98" office:value-type="float" office:value="2">
            <text:p>2</text:p>
          </table:table-cell>
          <table:table-cell table:style-name="ce99" office:value-type="string">
            <text:p>te-1</text:p>
          </table:table-cell>
          <table:table-cell table:style-name="ce98"/>
          <table:table-cell table:style-name="ce98" office:value-type="string">
            <text:p>content=bounce-2-notes,R=2</text:p>
          </table:table-cell>
          <table:table-cell table:style-name="ce100" office:value-type="string">
            <text:p>2019-09-08_18-47-39_000.jpg</text:p>
          </table:table-cell>
          <table:table-cell table:style-name="ce96" office:value-type="string">
            <text:p>technique</text:p>
          </table:table-cell>
          <table:table-cell table:style-name="ce98" office:value-type="float" office:value="2">
            <text:p>2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vio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6"/>
          <table:table-cell table:style-name="ce98" office:value-type="float" office:value="1">
            <text:p>1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rev, </text:p>
          </table:table-cell>
          <table:table-cell table:style-name="ce98"/>
          <table:table-cell table:style-name="ce100"/>
          <table:table-cell table:style-name="ce96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vio;[.M4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2">
            <text:p>2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1">
            <text:p>1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vio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3">
            <text:p>3</text:p>
          </table:table-cell>
          <table:table-cell table:style-name="ce99" office:value-type="string">
            <text:p>f-45</text:p>
          </table:table-cell>
          <table:table-cell table:style-name="ce98"/>
          <table:table-cell table:style-name="ce98" office:value-type="string">
            <text:p>i.f.=f-4</text:p>
          </table:table-cell>
          <table:table-cell table:style-name="ce100"/>
          <table:table-cell table:style-name="ce97"/>
          <table:table-cell table:style-name="ce98" office:value-type="float" office:value="2">
            <text:p>2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vio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4">
            <text:p>4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3">
            <text:p>3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vio;[.M7])" office:value-type="float" office:value="1">
            <text:p>1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5">
            <text:p>5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2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4">
            <text:p>4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vio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6">
            <text:p>6</text:p>
          </table:table-cell>
          <table:table-cell table:style-name="ce99" office:value-type="string">
            <text:p>f-3</text:p>
          </table:table-cell>
          <table:table-cell table:style-name="ce98" office:value-type="string">
            <text:p>var-1</text:p>
          </table:table-cell>
          <table:table-cell table:style-name="ce98" office:value-type="string">
            <text:p>N+</text:p>
          </table:table-cell>
          <table:table-cell table:style-name="ce100"/>
          <table:table-cell table:style-name="ce97"/>
          <table:table-cell table:style-name="ce98" office:value-type="float" office:value="5">
            <text:p>5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vio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vio;[.M10])" office:value-type="float" office:value="0">
            <text:p>0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vio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vio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vio;[.M13])" office:value-type="float" office:value="1">
            <text:p>1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8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30T11:36:20.44">
            <text:p>2019/10/30 11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1">
            <text:p>1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rev,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2">
            <text:p>2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3">
            <text:p>3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4">
            <text:p>4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5">
            <text:p>5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6">
            <text:p>6</text:p>
          </table:table-cell>
          <table:table-cell table:style-name="ce54" office:value-type="string">
            <text:p>f-3</text:p>
          </table:table-cell>
          <table:table-cell table:style-name="ce54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8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9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2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3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4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31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4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1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1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2019/10/30</text:date>, <text:time>11:36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30T11:36:18.20</dc:date>
    <dc:creator>iwabuchi ken</dc:creator>
    <meta:editing-duration>P3DT13H54M47S</meta:editing-duration>
    <meta:editing-cycles>382</meta:editing-cycles>
    <meta:generator>OpenOffice/4.1.3$Win32 OpenOffice.org_project/413m1$Build-9783</meta:generator>
    <meta:document-statistic meta:table-count="7" meta:cell-count="6323" meta:object-count="0"/>
    <meta:user-defined meta:name="sheets-banding"/>
    <meta:user-defined meta:name="sheets-original-selection"/>
  </office:meta>
</office:document-meta>
</file>